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ackground-color="#c0c0c0" style:vertical-align="top"/>
      <style:text-properties fo:color="#000000"/>
    </style:style>
    <style:style style:name="ce13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8" table:default-cell-style-name="ce11"/>
        <table:table-column table:style-name="co9" table:default-cell-style-name="ce1"/>
        <table:table-column table:style-name="co1" table:number-columns-repeated="1008" table:default-cell-style-name="ce11"/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2" office:value-type="string" calcext:value-type="string">
            <text:p>PC type</text:p>
          </table:table-cell>
          <table:table-cell table:style-name="ce13" office:value-type="string" calcext:value-type="string">
            <text:p>A</text:p>
          </table:table-cell>
          <table:table-cell table:style-name="ce12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ile name</text:p>
          </table:table-cell>
          <table:table-cell table:style-name="ce5" office:value-type="string" calcext:value-type="string">
            <text:p>Start load</text:p>
          </table:table-cell>
          <table:table-cell table:style-name="ce5" office:value-type="string" calcext:value-type="string">
            <text:p>End load</text:p>
          </table:table-cell>
          <table:table-cell table:style-name="ce5" office:value-type="string" calcext:value-type="string">
            <text:p>time to load in DB</text:p>
          </table:table-cell>
          <table:table-cell table:style-name="ce5" office:value-type="string" calcext:value-type="string">
            <text:p>File size</text:p>
          </table:table-cell>
          <table:table-cell table:style-name="ce5" office:value-type="string" calcext:value-type="string">
            <text:p>Eh</text:p>
          </table:table-cell>
          <table:table-cell table:style-name="ce5" office:value-type="string" calcext:value-type="string">
            <text:p>Total lines dxf</text:p>
          </table:table-cell>
          <table:table-cell table:style-name="ce5" office:value-type="string" calcext:value-type="string">
            <text:p>Start create elmt</text:p>
          </table:table-cell>
          <table:table-cell table:style-name="ce5" office:value-type="string" calcext:value-type="string">
            <text:p>End create elmt</text:p>
          </table:table-cell>
          <table:table-cell table:style-name="ce5" office:value-type="string" calcext:value-type="string">
            <text:p>Time to create elmt</text:p>
          </table:table-cell>
          <table:table-cell table:style-name="ce8" office:value-type="string" calcext:value-type="string">
            <text:p>PC type</text:p>
          </table:table-cell>
          <table:table-cell table:style-name="ce10" office:value-type="string" calcext:value-type="string">
            <text:p>Remarque</text:p>
          </table:table-cell>
          <table:table-cell/>
          <table:table-cell table:style-name="ce12" office:value-type="string" calcext:value-type="string">
            <text:p>OS</text:p>
          </table:table-cell>
          <table:table-cell table:style-name="ce13" office:value-type="string" calcext:value-type="string">
            <text:p>Ubuntu 16.04 lts</text:p>
          </table:table-cell>
          <table:table-cell table:style-name="ce12" office:value-type="string" calcext:value-type="string">
            <text:p>32 bit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dp245e88tgy</text:p>
          </table:table-cell>
          <table:table-cell table:style-name="ce6" office:value-type="time" office:time-value="PT14H52M08S" calcext:value-type="time">
            <text:p>14:52:08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table:formula="of:=[.D4]-[.C4]" office:value-type="time" office:time-value="PT00H26M24S" calcext:value-type="time">
            <text:p>00:26:24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672861" calcext:value-type="float">
            <text:p>672861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office:value-type="time" office:time-value="PT15H19M00S" calcext:value-type="time">
            <text:p>15:19:00</text:p>
          </table:table-cell>
          <table:table-cell table:style-name="ce6" table:formula="of:=[.J4]-[.I4]" office:value-type="time" office:time-value="PT00H00M28S" calcext:value-type="time">
            <text:p>00:00:28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/>
          <table:table-cell table:style-name="ce12" office:value-type="string" calcext:value-type="string">
            <text:p>Geheugen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GiB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cbx1iwa</text:p>
          </table:table-cell>
          <table:table-cell table:style-name="ce6" office:value-type="time" office:time-value="PT15H30M39S" calcext:value-type="time">
            <text:p>15:30:39</text:p>
          </table:table-cell>
          <table:table-cell table:style-name="ce6" office:value-type="time" office:time-value="PT15H32M05S" calcext:value-type="time">
            <text:p>15:32:05</text:p>
          </table:table-cell>
          <table:table-cell table:style-name="ce6" table:formula="of:=[.D5]-[.C5]" office:value-type="time" office:time-value="PT00H01M26S" calcext:value-type="time">
            <text:p>00:01:2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32801" calcext:value-type="float">
            <text:p>32801</text:p>
          </table:table-cell>
          <table:table-cell table:style-name="ce6" office:value-type="time" office:time-value="PT15H32M44S" calcext:value-type="time">
            <text:p>15:32:44</text:p>
          </table:table-cell>
          <table:table-cell table:style-name="ce6" office:value-type="time" office:time-value="PT15H32M46S" calcext:value-type="time">
            <text:p>15:32:46</text:p>
          </table:table-cell>
          <table:table-cell table:style-name="ce6" table:formula="of:=[.J5]-[.I5]" office:value-type="time" office:time-value="PT00H00M02S" calcext:value-type="time">
            <text:p>00:00:02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/>
          <table:table-cell table:style-name="ce12" office:value-type="string" calcext:value-type="string">
            <text:p>Processor</text:p>
          </table:table-cell>
          <table:table-cell table:style-name="ce13" office:value-type="string" calcext:value-type="string">
            <text:p>Intel core 2 duo CPU E8200 2,66Ghz x2</text:p>
          </table:table-cell>
          <table:table-cell table:style-name="ce12" table:number-columns-repeated="2"/>
          <table:table-cell table:number-columns-repeated="1006"/>
        </table:table-row>
        <table:table-row table:style-name="ro2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prv6</text:p>
          </table:table-cell>
          <table:table-cell table:style-name="ce6" office:value-type="time" office:time-value="PT15H36M22S" calcext:value-type="time">
            <text:p>15:36:22</text:p>
          </table:table-cell>
          <table:table-cell table:style-name="ce5" table:number-columns-repeated="2"/>
          <table:table-cell table:style-name="ce5" office:value-type="float" office:value="11.2" calcext:value-type="float">
            <text:p>11,2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4"/>
          <table:table-cell table:style-name="ce8"/>
          <table:table-cell table:style-name="ce10" office:value-type="string" calcext:value-type="string">
            <text:p>Crashes on splinting blocks 50000 items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17-01-04" calcext:value-type="date">
            <text:p>04/01/17</text:p>
          </table:table-cell>
          <table:table-cell table:style-name="ce2" office:value-type="string" calcext:value-type="string">
            <text:p>73345601view2</text:p>
          </table:table-cell>
          <table:table-cell table:style-name="ce6" office:value-type="time" office:time-value="PT23H11M46S" calcext:value-type="time">
            <text:p>23:11:46</text:p>
          </table:table-cell>
          <table:table-cell table:style-name="ce6" office:value-type="time" office:time-value="PT23H31M12S" calcext:value-type="time">
            <text:p>23:31:12</text:p>
          </table:table-cell>
          <table:table-cell table:style-name="ce6" table:formula="of:=[.D7]-[.C7]" office:value-type="time" office:time-value="PT00H19M26S" calcext:value-type="time">
            <text:p>00:19:2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211637" calcext:value-type="float">
            <text:p>211637</text:p>
          </table:table-cell>
          <table:table-cell table:style-name="ce6" office:value-type="time" office:time-value="PT23H37M39S" calcext:value-type="time">
            <text:p>23:37:39</text:p>
          </table:table-cell>
          <table:table-cell table:style-name="ce6" office:value-type="time" office:time-value="PT23H37M55S" calcext:value-type="time">
            <text:p>23:37:55</text:p>
          </table:table-cell>
          <table:table-cell table:style-name="ce6" table:formula="of:=[.J7]-[.I7]" office:value-type="time" office:time-value="PT00H00M16S" calcext:value-type="time">
            <text:p>00:00:16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 table:number-columns-repeated="1011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9"/>
          <table:table-cell table:style-name="ce8"/>
          <table:table-cell table:style-name="ce10"/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3:36:50.32266288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ny Desmedt</meta:initial-creator>
    <meta:creation-date>2016-12-23T15:21:37.011710400</meta:creation-date>
    <dc:date>2017-01-04T23:38:48.527682893</dc:date>
    <dc:creator>Ronny Desmedt</dc:creator>
    <meta:editing-duration>PT3H30M23S</meta:editing-duration>
    <meta:editing-cycles>8</meta:editing-cycles>
    <meta:generator>LibreOffice/5.1.4.2$Linux_x86 LibreOffice_project/10m0$Build-2</meta:generator>
    <meta:document-statistic meta:table-count="1" meta:cell-count="65" meta:object-count="0"/>
  </office:meta>
</office:document-meta>
</file>